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3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1-Integer-Conversion.A" style:family="table-column">
      <style:table-column-properties style:column-width="3.822cm" style:rel-column-width="14734*"/>
    </style:style>
    <style:style style:name="Table-3.1-Integer-Conversion.B" style:family="table-column">
      <style:table-column-properties style:column-width="13.178cm" style:rel-column-width="50801*"/>
    </style:style>
    <style:style style:name="Table-3.1-Integer-Conversion.1" style:family="table-row">
      <style:table-row-properties fo:background-color="transparent">
        <style:background-image/>
      </style:table-row-properties>
    </style:style>
    <style:style style:name="Table-3.1-Integer-Conversion.A1" style:family="table-cell">
      <style:table-cell-properties fo:background-color="#c6def8" fo:padding="0.101cm" fo:border-left="0.05pt dotted #0a2746" fo:border-right="0.05pt dotted #0a2746" fo:border-top="0.05pt dotted #0a2746" fo:border-bottom="0.05pt dotted #0a2746" style:writing-mode="page">
        <style:background-image/>
      </style:table-cell-properties>
    </style:style>
    <style:style style:name="Table-3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2-Integer-Conversion.A" style:family="table-column">
      <style:table-column-properties style:column-width="3.822cm" style:rel-column-width="14734*"/>
    </style:style>
    <style:style style:name="Table-3.2-Integer-Conversion.B" style:family="table-column">
      <style:table-column-properties style:column-width="13.178cm" style:rel-column-width="50801*"/>
    </style:style>
    <style:style style:name="Table-3.2-Integer-Conversion.1" style:family="table-row">
      <style:table-row-properties fo:background-color="transparent">
        <style:background-image/>
      </style:table-row-properties>
    </style:style>
    <style:style style:name="Table-3.2-Integer-Conversion.A1" style:family="table-cell">
      <style:table-cell-properties fo:background-color="#c6def8" fo:padding="0.101cm" fo:border-left="0.05pt dotted #0a2746" fo:border-right="0.05pt dotted #0a2746" fo:border-top="0.05pt dotted #0a2746" fo:border-bottom="0.05pt dotted #0a2746" style:writing-mode="page">
        <style:background-image/>
      </style:table-cell-properties>
    </style:style>
    <style:style style:name="Table-3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3-Integer-Conversion.A" style:family="table-column">
      <style:table-column-properties style:column-width="3.822cm" style:rel-column-width="14734*"/>
    </style:style>
    <style:style style:name="Table-3.3-Integer-Conversion.B" style:family="table-column">
      <style:table-column-properties style:column-width="13.178cm" style:rel-column-width="50801*"/>
    </style:style>
    <style:style style:name="Table-3.3-Integer-Conversion.1" style:family="table-row">
      <style:table-row-properties fo:background-color="transparent">
        <style:background-image/>
      </style:table-row-properties>
    </style:style>
    <style:style style:name="Table-3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3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4-Integer-Conversion.A" style:family="table-column">
      <style:table-column-properties style:column-width="3.822cm" style:rel-column-width="14734*"/>
    </style:style>
    <style:style style:name="Table-3.4-Integer-Conversion.B" style:family="table-column">
      <style:table-column-properties style:column-width="13.178cm" style:rel-column-width="50801*"/>
    </style:style>
    <style:style style:name="Table-3.4-Integer-Conversion.1" style:family="table-row">
      <style:table-row-properties style:min-row-height="0.993cm" fo:background-color="transparent">
        <style:background-image/>
      </style:table-row-properties>
    </style:style>
    <style:style style:name="Table-3.4-Integer-Conversion.A1" style:family="table-cell">
      <style:table-cell-properties fo:background-color="#c6def8" fo:padding="0.101cm" fo:border-left="0.05pt dotted #0a2746" fo:border-right="0.05pt dotted #0a2746" fo:border-top="0.05pt dotted #0a2746" fo:border-bottom="0.05pt dotted #0a2746" style:writing-mode="page">
        <style:background-image/>
      </style:table-cell-properties>
    </style:style>
    <style:style style:name="Table-3.4-Integer-Conversion.2" style:family="table-row">
      <style:table-row-properties fo:background-color="transparent">
        <style:background-image/>
      </style:table-row-properties>
    </style:style>
    <style:style style:name="Table-3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4-Integer-Conversion.3" style:family="table-row">
      <style:table-row-properties fo:background-color="transparent">
        <style:background-image/>
      </style:table-row-properties>
    </style:style>
    <style:style style:name="Table-3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4" style:family="table-row">
      <style:table-row-properties fo:background-color="transparent">
        <style:background-image/>
      </style:table-row-properties>
    </style:style>
    <style:style style:name="Table-3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5" style:family="table-row">
      <style:table-row-properties fo:background-color="transparent">
        <style:background-image/>
      </style:table-row-properties>
    </style:style>
    <style:style style:name="Table-3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6" style:family="table-row">
      <style:table-row-properties fo:background-color="transparent">
        <style:background-image/>
      </style:table-row-properties>
    </style:style>
    <style:style style:name="Table-3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7" style:family="table-row">
      <style:table-row-properties style:min-row-height="1.351cm" fo:background-color="transparent">
        <style:background-image/>
      </style:table-row-properties>
    </style:style>
    <style:style style:name="Table-3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4-Integer-Conversion.A" style:family="table-column">
      <style:table-column-properties style:column-width="3.822cm" style:rel-column-width="14734*"/>
    </style:style>
    <style:style style:name="Table-3.4-Integer-Conversion.B" style:family="table-column">
      <style:table-column-properties style:column-width="13.178cm" style:rel-column-width="50801*"/>
    </style:style>
    <style:style style:name="Table-3.4-Integer-Conversion.1" style:family="table-row">
      <style:table-row-properties style:min-row-height="0.993cm" fo:background-color="transparent">
        <style:background-image/>
      </style:table-row-properties>
    </style:style>
    <style:style style:name="Table-3.4-Integer-Conversion.A1" style:family="table-cell">
      <style:table-cell-properties fo:background-color="#c6def8" fo:padding="0.101cm" fo:border-left="0.05pt dotted #0a2746" fo:border-right="0.05pt dotted #0a2746" fo:border-top="0.05pt dotted #0a2746" fo:border-bottom="0.05pt dotted #0a2746" style:writing-mode="page">
        <style:background-image/>
      </style:table-cell-properties>
    </style:style>
    <style:style style:name="Table-3.4-Integer-Conversion.2" style:family="table-row">
      <style:table-row-properties fo:background-color="transparent">
        <style:background-image/>
      </style:table-row-properties>
    </style:style>
    <style:style style:name="Table-3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4-Integer-Conversion.3" style:family="table-row">
      <style:table-row-properties fo:background-color="transparent">
        <style:background-image/>
      </style:table-row-properties>
    </style:style>
    <style:style style:name="Table-3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4" style:family="table-row">
      <style:table-row-properties fo:background-color="transparent">
        <style:background-image/>
      </style:table-row-properties>
    </style:style>
    <style:style style:name="Table-3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5" style:family="table-row">
      <style:table-row-properties fo:background-color="transparent">
        <style:background-image/>
      </style:table-row-properties>
    </style:style>
    <style:style style:name="Table-3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6" style:family="table-row">
      <style:table-row-properties fo:background-color="transparent">
        <style:background-image/>
      </style:table-row-properties>
    </style:style>
    <style:style style:name="Table-3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4-Integer-Conversion.7" style:family="table-row">
      <style:table-row-properties style:min-row-height="1.351cm" fo:background-color="transparent">
        <style:background-image/>
      </style:table-row-properties>
    </style:style>
    <style:style style:name="Table-3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3-Integer-Conversion.A" style:family="table-column">
      <style:table-column-properties style:column-width="3.822cm" style:rel-column-width="14734*"/>
    </style:style>
    <style:style style:name="Table-3.3-Integer-Conversion.B" style:family="table-column">
      <style:table-column-properties style:column-width="13.178cm" style:rel-column-width="50801*"/>
    </style:style>
    <style:style style:name="Table-3.3-Integer-Conversion.1" style:family="table-row">
      <style:table-row-properties fo:background-color="transparent">
        <style:background-image/>
      </style:table-row-properties>
    </style:style>
    <style:style style:name="Table-3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3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2-Integer-Conversion.A" style:family="table-column">
      <style:table-column-properties style:column-width="3.822cm" style:rel-column-width="14734*"/>
    </style:style>
    <style:style style:name="Table-3.2-Integer-Conversion.B" style:family="table-column">
      <style:table-column-properties style:column-width="13.178cm" style:rel-column-width="50801*"/>
    </style:style>
    <style:style style:name="Table-3.2-Integer-Conversion.1" style:family="table-row">
      <style:table-row-properties fo:background-color="transparent">
        <style:background-image/>
      </style:table-row-properties>
    </style:style>
    <style:style style:name="Table-3.2-Integer-Conversion.A1" style:family="table-cell">
      <style:table-cell-properties fo:background-color="#c6def8" fo:padding="0.101cm" fo:border-left="0.05pt dotted #0a2746" fo:border-right="0.05pt dotted #0a2746" fo:border-top="0.05pt dotted #0a2746" fo:border-bottom="0.05pt dotted #0a2746" style:writing-mode="page">
        <style:background-image/>
      </style:table-cell-properties>
    </style:style>
    <style:style style:name="Table-3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3.1-Integer-Conversion.A" style:family="table-column">
      <style:table-column-properties style:column-width="3.822cm" style:rel-column-width="14734*"/>
    </style:style>
    <style:style style:name="Table-3.1-Integer-Conversion.B" style:family="table-column">
      <style:table-column-properties style:column-width="13.178cm" style:rel-column-width="50801*"/>
    </style:style>
    <style:style style:name="Table-3.1-Integer-Conversion.1" style:family="table-row">
      <style:table-row-properties fo:background-color="transparent">
        <style:background-image/>
      </style:table-row-properties>
    </style:style>
    <style:style style:name="Table-3.1-Integer-Conversion.A1" style:family="table-cell">
      <style:table-cell-properties fo:background-color="#c6def8" fo:padding="0.101cm" fo:border-left="0.05pt dotted #0a2746" fo:border-right="0.05pt dotted #0a2746" fo:border-top="0.05pt dotted #0a2746" fo:border-bottom="0.05pt dotted #0a2746" style:writing-mode="page">
        <style:background-image/>
      </style:table-cell-properties>
    </style:style>
    <style:style style:name="Table-3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3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3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3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3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64cm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6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0af0c3"/>
    </style:style>
    <style:style style:name="P7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0af0c3" style:font-size-asian="11pt" style:font-style-asian="italic" style:font-size-complex="11pt" style:font-style-complex="italic"/>
    </style:style>
    <style:style style:name="P8" style:family="paragraph" style:parent-style-name="Text_20_body_20_indent">
      <style:paragraph-properties style:writing-mode="lr-tb"/>
      <style:text-properties style:font-name="DejaVu Sans1" fo:font-size="11pt" officeooo:paragraph-rsid="000c5331" style:font-size-asian="11pt" style:font-size-complex="11pt"/>
    </style:style>
    <style:style style:name="P9" style:family="paragraph" style:parent-style-name="Text_20_body_20_indent">
      <style:paragraph-properties style:writing-mode="lr-tb"/>
      <style:text-properties fo:font-size="11pt" fo:font-style="normal" officeooo:rsid="0012132a" officeooo:paragraph-rsid="000af0c3" style:font-size-asian="11pt" style:font-style-asian="normal" style:font-size-complex="11pt" style:font-style-complex="normal"/>
    </style:style>
    <style:style style:name="P10" style:family="paragraph" style:parent-style-name="Text_20_body_20_indent" style:list-style-name="L2">
      <style:paragraph-properties fo:margin-top="0cm" fo:margin-bottom="0.199cm" style:contextual-spacing="false"/>
      <style:text-properties style:font-name="DejaVu Sans1" fo:font-size="11pt" fo:font-style="normal" officeooo:rsid="000c5331" officeooo:paragraph-rsid="0019fac9" style:font-size-asian="11pt" style:font-style-asian="normal" style:font-size-complex="11pt" style:font-style-complex="normal"/>
    </style:style>
    <style:style style:name="P11" style:family="paragraph" style:parent-style-name="Text_20_body_20_indent" style:list-style-name="L2">
      <style:paragraph-properties fo:margin-top="0cm" fo:margin-bottom="0.199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2" style:family="paragraph" style:parent-style-name="Text_20_body_20_indent" style:list-style-name="L2">
      <style:paragraph-properties fo:margin-top="0cm" fo:margin-bottom="0.199cm" style:contextual-spacing="false"/>
      <style:text-properties style:font-name="DejaVu Sans1"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3" style:family="paragraph" style:parent-style-name="Text_20_body_20_indent">
      <style:paragraph-properties fo:margin-top="0cm" fo:margin-bottom="0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4" style:family="paragraph" style:parent-style-name="Heading_20_2">
      <style:paragraph-properties fo:break-before="page" style:writing-mode="lr-tb"/>
      <style:text-properties officeooo:paragraph-rsid="000af0c3"/>
    </style:style>
    <style:style style:name="P15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.199cm" style:contextual-spacing="false" style:writing-mode="lr-tb"/>
      <style:text-properties officeooo:paragraph-rsid="001e8cf5"/>
    </style:style>
    <style:style style:name="P18" style:family="paragraph" style:parent-style-name="Text_20_body" style:list-style-name="L3">
      <style:paragraph-properties fo:margin-top="0cm" fo:margin-bottom="0.199cm" style:contextual-spacing="false"/>
      <style:text-properties officeooo:paragraph-rsid="001bdaee"/>
    </style:style>
    <style:style style:name="P19" style:family="paragraph" style:parent-style-name="Text_20_body" style:list-style-name="L3">
      <style:paragraph-properties fo:margin-top="0cm" fo:margin-bottom="0.199cm" style:contextual-spacing="false"/>
      <style:text-properties officeooo:paragraph-rsid="001e8cf5"/>
    </style:style>
    <style:style style:name="P20" style:family="paragraph" style:parent-style-name="Text_20_body" style:list-style-name="L3">
      <style:paragraph-properties fo:margin-top="0cm" fo:margin-bottom="0.199cm" style:contextual-spacing="false"/>
      <style:text-properties officeooo:rsid="000d4168" officeooo:paragraph-rsid="001e8cf5"/>
    </style:style>
    <style:style style:name="P21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2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eafd5" style:font-size-asian="12pt" style:font-size-complex="12pt"/>
    </style:style>
    <style:style style:name="P23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4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0effac"/>
    </style:style>
    <style:style style:name="P25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80c70"/>
    </style:style>
    <style:style style:name="P26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eafd5"/>
    </style:style>
    <style:style style:name="P27" style:family="paragraph" style:parent-style-name="Text_20_body" style:list-style-name="L4">
      <style:paragraph-properties fo:margin-top="0cm" fo:margin-bottom="0.499cm" style:contextual-spacing="false"/>
      <style:text-properties fo:font-style="normal" officeooo:rsid="000effac" officeooo:paragraph-rsid="000effac" style:font-style-asian="normal" style:font-style-complex="normal"/>
    </style:style>
    <style:style style:name="P28" style:family="paragraph" style:parent-style-name="Text_20_body" style:list-style-name="L4">
      <style:paragraph-properties fo:margin-top="0cm" fo:margin-bottom="0.499cm" style:contextual-spacing="false"/>
      <style:text-properties officeooo:paragraph-rsid="001eafd5"/>
    </style:style>
    <style:style style:name="P29" style:family="paragraph" style:parent-style-name="Text_20_body" style:list-style-name="L4" style:master-page-name="">
      <style:paragraph-properties fo:margin-top="0cm" fo:margin-bottom="0.499cm" style:contextual-spacing="false" style:page-number="auto" fo:keep-with-next="always"/>
      <style:text-properties officeooo:paragraph-rsid="001eafd5"/>
    </style:style>
    <style:style style:name="P30" style:family="paragraph" style:parent-style-name="Text_20_body" style:list-style-name="L4">
      <style:paragraph-properties fo:margin-top="0cm" fo:margin-bottom="0.499cm" style:contextual-spacing="false"/>
    </style:style>
    <style:style style:name="P31" style:family="paragraph" style:parent-style-name="Text_20_body">
      <style:text-properties fo:font-size="11pt" officeooo:rsid="003ceb99" officeooo:paragraph-rsid="00101758" style:font-size-asian="11pt" style:font-size-complex="11pt"/>
    </style:style>
    <style:style style:name="P32" style:family="paragraph" style:parent-style-name="Heading_20_2">
      <style:text-properties style:font-name="DejaVu Sans Condensed" officeooo:paragraph-rsid="00101758"/>
    </style:style>
    <style:style style:name="P33" style:family="paragraph" style:parent-style-name="Text_20_body">
      <style:text-properties officeooo:paragraph-rsid="00101758"/>
    </style:style>
    <style:style style:name="P34" style:family="paragraph" style:parent-style-name="Text_20_body">
      <style:paragraph-properties fo:break-before="page"/>
      <style:text-properties officeooo:paragraph-rsid="001bdaee"/>
    </style:style>
    <style:style style:name="P35" style:family="paragraph" style:parent-style-name="Table_20_Heading">
      <style:text-properties officeooo:paragraph-rsid="001bdaee"/>
    </style:style>
    <style:style style:name="P36" style:family="paragraph" style:parent-style-name="Table_20_index_20_heading">
      <style:text-properties officeooo:paragraph-rsid="001bdaee"/>
    </style:style>
    <style:style style:name="P37" style:family="paragraph" style:parent-style-name="Table_20_Contents">
      <style:text-properties officeooo:paragraph-rsid="001bdaee"/>
    </style:style>
    <style:style style:name="P38" style:family="paragraph" style:parent-style-name="Text_20_body">
      <style:paragraph-properties fo:break-before="page"/>
      <style:text-properties officeooo:paragraph-rsid="000c5331"/>
    </style:style>
    <style:style style:name="P39" style:family="paragraph" style:parent-style-name="Code_20_Box_20_2">
      <style:text-properties officeooo:paragraph-rsid="000c5331"/>
    </style:style>
    <style:style style:name="P40" style:family="paragraph" style:parent-style-name="Text_20_body">
      <style:text-properties officeooo:paragraph-rsid="000c5331"/>
    </style:style>
    <style:style style:name="P41" style:family="paragraph" style:parent-style-name="Text_20_body">
      <style:paragraph-properties fo:break-before="page"/>
      <style:text-properties officeooo:rsid="000c5331" officeooo:paragraph-rsid="000c5331"/>
    </style:style>
    <style:style style:name="P42" style:family="paragraph" style:parent-style-name="Text_20_body">
      <style:text-properties officeooo:rsid="000c5331" officeooo:paragraph-rsid="000c5331"/>
    </style:style>
    <style:style style:name="P43" style:family="paragraph" style:parent-style-name="Text_20_body">
      <style:paragraph-properties fo:break-before="page"/>
      <style:text-properties officeooo:rsid="000c5331" officeooo:paragraph-rsid="001e08cd"/>
    </style:style>
    <style:style style:name="P44" style:family="paragraph" style:parent-style-name="Text_20_body">
      <style:text-properties officeooo:rsid="000c5331" officeooo:paragraph-rsid="001e08cd"/>
    </style:style>
    <style:style style:name="P45" style:family="paragraph" style:parent-style-name="Text_20_body">
      <style:text-properties officeooo:paragraph-rsid="001e08cd"/>
    </style:style>
    <style:style style:name="P46" style:family="paragraph" style:parent-style-name="Code_20_Box_20_2">
      <style:text-properties officeooo:paragraph-rsid="001e08cd"/>
    </style:style>
    <style:style style:name="P47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48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19fac9"/>
    </style:style>
    <style:style style:name="T2" style:family="text">
      <style:text-properties officeooo:rsid="000c5331"/>
    </style:style>
    <style:style style:name="T3" style:family="text">
      <style:text-properties fo:letter-spacing="-0.06cm" officeooo:rsid="000c533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43b8" style:font-size-asian="12pt" style:font-size-complex="12pt"/>
    </style:style>
    <style:style style:name="T6" style:family="text">
      <style:text-properties fo:font-size="12pt" officeooo:rsid="00100ad8" style:font-size-asian="12pt" style:font-size-complex="12pt"/>
    </style:style>
    <style:style style:name="T7" style:family="text">
      <style:text-properties fo:font-size="12pt" officeooo:rsid="0019fac9" style:font-size-asian="12pt" style:font-size-complex="12pt"/>
    </style:style>
    <style:style style:name="T8" style:family="text">
      <style:text-properties fo:font-size="12pt" officeooo:rsid="001814b8" style:font-size-asian="12pt" style:font-size-complex="12pt"/>
    </style:style>
    <style:style style:name="T9" style:family="text">
      <style:text-properties fo:font-size="12pt" officeooo:rsid="0029c928" style:font-size-asian="12pt" style:font-size-complex="12pt"/>
    </style:style>
    <style:style style:name="T10" style:family="text">
      <style:text-properties fo:font-size="12pt" officeooo:rsid="002b1be4" style:font-size-asian="12pt" style:font-size-complex="12pt"/>
    </style:style>
    <style:style style:name="T11" style:family="text">
      <style:text-properties fo:font-size="12pt" officeooo:rsid="00116389" style:font-size-asian="12pt" style:font-size-complex="12pt"/>
    </style:style>
    <style:style style:name="T12" style:family="text">
      <style:text-properties officeooo:rsid="002b1be4"/>
    </style:style>
    <style:style style:name="T13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9fac9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DejaVu Serif1" fo:font-size="12pt" fo:font-style="italic" officeooo:rsid="000c5331" style:font-name-asian="DejaVu Serif1" style:font-size-asian="12pt" style:font-style-asian="italic" style:font-name-complex="DejaVu Serif1" style:font-size-complex="12pt" style:font-style-complex="italic"/>
    </style:style>
    <style:style style:name="T22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23" style:family="text">
      <style:text-properties fo:font-size="12pt" officeooo:rsid="00152df0" style:font-size-asian="12pt" style:font-size-complex="12pt"/>
    </style:style>
    <style:style style:name="T24" style:family="text">
      <style:text-properties fo:font-size="12pt" officeooo:rsid="002bfb82" style:font-size-asian="12pt" style:font-size-complex="12pt"/>
    </style:style>
    <style:style style:name="T25" style:family="text">
      <style:text-properties fo:font-size="12pt" officeooo:rsid="000c5331" style:font-size-asian="12pt" style:font-size-complex="12pt"/>
    </style:style>
    <style:style style:name="T26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7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8" style:family="text">
      <style:text-properties officeooo:rsid="00134fef"/>
    </style:style>
    <style:style style:name="T29" style:family="text">
      <style:text-properties style:font-name="DejaVu Sans1" officeooo:rsid="000c5331"/>
    </style:style>
    <style:style style:name="T30" style:family="text">
      <style:text-properties style:font-name="DejaVu Sans1" officeooo:rsid="0019fac9"/>
    </style:style>
    <style:style style:name="T31" style:family="text">
      <style:text-properties style:font-name="DejaVu Sans1" fo:font-style="italic" officeooo:rsid="000c5331" style:font-style-asian="italic" style:font-style-complex="italic"/>
    </style:style>
    <style:style style:name="T32" style:family="text">
      <style:text-properties style:font-name="DejaVu Sans1"/>
    </style:style>
    <style:style style:name="T33" style:family="text">
      <style:text-properties style:font-name="DejaVu Sans1" fo:font-style="italic" style:font-style-asian="italic" style:font-style-complex="italic"/>
    </style:style>
    <style:style style:name="T34" style:family="text">
      <style:text-properties officeooo:rsid="001b4414"/>
    </style:style>
    <style:style style:name="T35" style:family="text">
      <style:text-properties style:text-position="super 58%" style:font-name="DejaVu Sans1"/>
    </style:style>
    <style:style style:name="T36" style:family="text">
      <style:text-properties officeooo:rsid="002cc394"/>
    </style:style>
    <style:style style:name="T37" style:family="text">
      <style:text-properties officeooo:rsid="00100ad8"/>
    </style:style>
    <style:style style:name="T38" style:family="text">
      <style:text-properties officeooo:rsid="0041e706"/>
    </style:style>
    <style:style style:name="T39" style:family="text">
      <style:text-properties fo:font-size="12pt" officeooo:rsid="001bdaee" style:font-size-asian="12pt" style:font-size-complex="12pt"/>
    </style:style>
    <style:style style:name="T40" style:family="text">
      <style:text-properties style:font-name="DejaVu Serif2" fo:font-size="12pt" style:font-size-asian="12pt" style:font-size-complex="12pt"/>
    </style:style>
    <style:style style:name="T41" style:family="text">
      <style:text-properties style:font-name="DejaVu Serif2" fo:font-size="12pt" officeooo:rsid="001bdaee" style:font-size-asian="12pt" style:font-size-complex="12pt"/>
    </style:style>
    <style:style style:name="T42" style:family="text">
      <style:text-properties style:font-name="DejaVu Serif"/>
    </style:style>
    <style:style style:name="T43" style:family="text">
      <style:text-properties fo:font-size="12pt" officeooo:rsid="000d4168" style:font-size-asian="12pt" style:font-size-complex="12pt"/>
    </style:style>
    <style:style style:name="T44" style:family="text">
      <style:text-properties fo:color="#000080" loext:opacity="100%" fo:font-size="12pt" fo:font-style="normal" officeooo:rsid="001bdaee" style:font-size-asian="12pt" style:font-style-asian="normal" style:font-size-complex="12pt" style:font-style-complex="normal"/>
    </style:style>
    <style:style style:name="T45" style:family="text">
      <style:text-properties fo:font-size="12pt" officeooo:rsid="001225db" style:font-size-asian="12pt" style:font-size-complex="12pt"/>
    </style:style>
    <style:style style:name="T46" style:family="text">
      <style:text-properties fo:font-size="12pt" officeooo:rsid="001cfabf" style:font-size-asian="12pt" style:font-size-complex="12pt"/>
    </style:style>
    <style:style style:name="T47" style:family="text">
      <style:text-properties fo:font-size="12pt" officeooo:rsid="001fcd5d" style:font-size-asian="12pt" style:font-size-complex="12pt"/>
    </style:style>
    <style:style style:name="T48" style:family="text">
      <style:text-properties officeooo:rsid="001fcd5d"/>
    </style:style>
    <style:style style:name="T49" style:family="text">
      <style:text-properties officeooo:rsid="001bdaee"/>
    </style:style>
    <style:style style:name="T50" style:family="text">
      <style:text-properties fo:font-size="12pt" fo:font-style="normal" officeooo:rsid="001bdaee" style:font-size-asian="12pt" style:font-style-asian="normal" style:font-size-complex="12pt" style:font-style-complex="normal"/>
    </style:style>
    <style:style style:name="T51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52" style:family="text">
      <style:text-properties style:font-name="Nimbus Sans" fo:font-size="12pt" fo:font-style="normal" officeooo:rsid="000c5331" style:font-size-asian="12pt" style:font-style-asian="normal" style:font-size-complex="12pt" style:font-style-complex="normal"/>
    </style:style>
    <style:style style:name="T53" style:family="text">
      <style:text-properties style:font-name="Nimbus Sans" fo:font-size="12pt" fo:font-style="normal" officeooo:rsid="000d4168" style:font-size-asian="12pt" style:font-style-asian="normal" style:font-size-complex="12pt" style:font-style-complex="normal"/>
    </style:style>
    <style:style style:name="T54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1e8cf5" style:font-size-asian="12pt" style:font-style-asian="normal" style:font-size-complex="12pt" style:font-style-complex="normal"/>
    </style:style>
    <style:style style:name="T56" style:family="text">
      <style:text-properties style:font-name="DejaVu Serif" fo:font-size="12pt" fo:font-style="normal" officeooo:rsid="001e8cf5" style:font-size-asian="12pt" style:font-style-asian="normal" style:font-size-complex="12pt" style:font-style-complex="normal"/>
    </style:style>
    <style:style style:name="T57" style:family="text">
      <style:text-properties fo:font-size="12pt" fo:font-style="italic" officeooo:rsid="001e8cf5" style:font-size-asian="12pt" style:font-style-asian="italic" style:font-size-complex="12pt" style:font-style-complex="italic"/>
    </style:style>
    <style:style style:name="T58" style:family="text">
      <style:text-properties officeooo:rsid="001e8cf5"/>
    </style:style>
    <style:style style:name="T59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60" style:family="text">
      <style:text-properties fo:font-size="12pt" fo:font-style="normal" officeooo:rsid="000effac" style:font-size-asian="12pt" style:font-style-asian="normal" style:font-size-complex="12pt" style:font-style-complex="normal"/>
    </style:style>
    <style:style style:name="T61" style:family="text">
      <style:text-properties fo:font-size="12pt" fo:font-style="italic" officeooo:rsid="000effac" style:font-size-asian="12pt" style:font-style-asian="italic" style:font-size-complex="12pt" style:font-style-complex="italic"/>
    </style:style>
    <style:style style:name="T62" style:family="text">
      <style:text-properties fo:font-size="12pt" officeooo:rsid="001e8cf5" style:font-size-asian="12pt" style:font-size-complex="12pt"/>
    </style:style>
    <style:style style:name="T63" style:family="text">
      <style:text-properties fo:color="#000080" loext:opacity="100%" fo:font-size="12pt" fo:font-style="normal" officeooo:rsid="001e8cf5" style:font-size-asian="12pt" style:font-style-asian="normal" style:font-size-complex="12pt" style:font-style-complex="normal"/>
    </style:style>
    <style:style style:name="T64" style:family="text">
      <style:text-properties fo:font-size="12pt" fo:font-style="normal" officeooo:rsid="000d4168" style:font-size-asian="12pt" style:font-style-asian="normal" style:font-size-complex="12pt" style:font-style-complex="normal"/>
    </style:style>
    <style:style style:name="T65" style:family="text">
      <style:text-properties fo:color="#000080" loext:opacity="100%" fo:font-size="12pt" fo:font-style="normal" officeooo:rsid="001225db" style:font-size-asian="12pt" style:font-style-asian="normal" style:font-size-complex="12pt" style:font-style-complex="normal"/>
    </style:style>
    <style:style style:name="T66" style:family="text">
      <style:text-properties fo:color="#000080" loext:opacity="100%" fo:font-size="12pt" fo:font-style="normal" officeooo:rsid="000d4168" style:font-size-asian="12pt" style:font-style-asian="normal" style:font-size-complex="12pt" style:font-style-complex="normal"/>
    </style:style>
    <style:style style:name="T67" style:family="text">
      <style:text-properties officeooo:rsid="000d4168"/>
    </style:style>
    <style:style style:name="T68" style:family="text">
      <style:text-properties officeooo:rsid="001eafd5"/>
    </style:style>
    <style:style style:name="T69" style:family="text">
      <style:text-properties style:font-name="Nimbus Sans"/>
    </style:style>
    <style:style style:name="T70" style:family="text">
      <style:text-properties style:font-name="Nimbus Sans" officeooo:rsid="000d4168" style:font-name-asian="DejaVu Serif1" style:font-name-complex="DejaVu Serif1"/>
    </style:style>
    <style:style style:name="T71" style:family="text">
      <style:text-properties fo:color="#000080" loext:opacity="100%" fo:font-size="12pt" fo:font-style="normal" style:font-size-asian="12pt" style:font-style-asian="normal" style:font-size-complex="12pt" style:font-style-complex="normal"/>
    </style:style>
    <style:style style:name="T72" style:family="text">
      <style:text-properties fo:font-style="normal" officeooo:rsid="000effac" style:font-style-asian="normal" style:font-style-complex="normal"/>
    </style:style>
    <style:style style:name="T73" style:family="text">
      <style:text-properties fo:font-style="italic" officeooo:rsid="000effac" style:font-style-asian="italic" style:font-style-complex="italic"/>
    </style:style>
    <style:style style:name="T74" style:family="text">
      <style:text-properties fo:font-style="italic" officeooo:rsid="001e8cf5" style:font-style-asian="italic" style:font-style-complex="italic"/>
    </style:style>
    <style:style style:name="T75" style:family="text">
      <style:text-properties style:font-name="DejaVu Sans Condensed" officeooo:rsid="001cab97"/>
    </style:style>
    <style:style style:name="T76" style:family="text">
      <style:text-properties style:font-name="DejaVu Sans Condensed"/>
    </style:style>
    <style:style style:name="T77" style:family="text">
      <style:text-properties fo:color="#000080" loext:opacity="100%" fo:font-style="normal" officeooo:rsid="001e8cf5" style:font-style-asian="normal" style:font-style-complex="normal"/>
    </style:style>
    <style:style style:name="T78" style:family="text">
      <style:text-properties officeooo:rsid="00211505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81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1fcd5d" style:font-style-asian="normal" style:font-style-complex="normal"/>
    </style:style>
    <style:style style:name="T84" style:family="text">
      <style:text-properties fo:font-style="normal" officeooo:rsid="001eafd5" style:font-style-asian="normal" style:font-style-complex="normal"/>
    </style:style>
    <style:style style:name="T85" style:family="text">
      <style:text-properties style:font-name="DejaVu Serif1" fo:font-style="normal" style:font-name-asian="DejaVu Serif1" style:font-style-asian="normal" style:font-name-complex="DejaVu Serif1" style:font-style-complex="normal"/>
    </style:style>
    <style:style style:name="T86" style:family="text">
      <style:text-properties fo:font-style="normal" officeooo:rsid="000d4168" style:font-style-asian="normal" style:font-style-complex="normal"/>
    </style:style>
    <style:style style:name="T87" style:family="text">
      <style:text-properties fo:font-size="12pt" fo:font-style="italic" officeooo:rsid="000d4168" style:font-size-asian="12pt" style:font-style-asian="italic" style:font-size-complex="12pt" style:font-style-complex="italic"/>
    </style:style>
    <style:style style:name="T88" style:family="text">
      <style:text-properties fo:font-size="12pt" fo:font-style="italic" officeooo:rsid="001eafd5" style:font-size-asian="12pt" style:font-style-asian="italic" style:font-size-complex="12pt" style:font-style-complex="italic"/>
    </style:style>
    <style:style style:name="T89" style:family="text">
      <style:text-properties fo:font-size="12pt" fo:font-style="italic" officeooo:rsid="000c6551" style:font-size-asian="12pt" style:font-style-asian="italic" style:font-size-complex="12pt" style:font-style-complex="italic"/>
    </style:style>
    <style:style style:name="T90" style:family="text">
      <style:text-properties officeooo:rsid="000effac"/>
    </style:style>
    <style:style style:name="T91" style:family="text">
      <style:text-properties fo:font-style="italic" officeooo:rsid="001eafd5" style:font-style-asian="italic" style:font-style-complex="italic"/>
    </style:style>
    <style:style style:name="T92" style:family="text">
      <style:text-properties fo:font-style="normal" officeooo:rsid="001342f1" style:font-style-asian="normal" style:font-style-complex="normal"/>
    </style:style>
    <style:style style:name="T93" style:family="text">
      <style:text-properties fo:font-style="normal" officeooo:rsid="00101758" style:font-style-asian="normal" style:font-style-complex="normal"/>
    </style:style>
    <style:style style:name="T94" style:family="text">
      <style:text-properties officeooo:rsid="003ceb99"/>
    </style:style>
    <style:style style:name="T95" style:family="text">
      <style:text-properties style:font-name="FreeSerif"/>
    </style:style>
    <style:style style:name="T96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-content" style:horizontal-pos="center" style:horizontal-rel="paragraph-content" fo:padding="0cm" fo:border="none" draw:wrap-influence-on-position="once-concurrent" loext:allow-overlap="true" loext:rel-width-rel="paragraph"/>
    </style:style>
    <style:style style:name="fr2" style:family="graphic" style:parent-style-name="Frame">
      <style:graphic-properties fo:margin-left="0cm" fo:margin-right="0cm" fo:margin-top="0cm" fo:margin-bottom="0.499cm" style:wrap="none" style:vertical-pos="from-top" style:vertical-rel="paragraph" style:horizontal-pos="from-left" style:horizontal-rel="paragraph" fo:padding="0cm" fo:border="non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<text:span text:style-name="T1">Table</text:span> <text:span text:style-name="T2">Frames Interfere with Adjoining </text:span><text:span text:style-name="T3">Borders</text:span></text:h>
      <text:p text:style-name="P2"><text:span text:style-name="T4">This document is provided to give </text:span><text:span text:style-name="T5">a </text:span><text:span text:style-name="T6">2nd</text:span><text:span text:style-name="T4"> working copy of </text:span><text:span text:style-name="T6">the same</text:span><text:span text:style-name="T4"> bug as reported in </text:span><text:a xlink:type="simple" xlink:href="https://github.com/alexkemp9/Python3docs/blob/main/README.md#the-bugs" text:style-name="Internet_20_link" text:visited-style-name="Visited_20_Internet_20_Link"><text:span text:style-name="T4">Python3docs Bugs #</text:span></text:a><text:span text:style-name="T7">4</text:span><text:span text:style-name="T4">,</text:span><text:span text:style-name="T6"> with extra </text:span><text:span text:style-name="T8">information </text:span><text:span text:style-name="T9">supplied</text:span><text:span text:style-name="T4">.</text:span></text:p>
      <text:h text:style-name="P3" text:outline-level="2">Comment</text:h>
      <text:p text:style-name="P4"><text:span text:style-name="T10">The report (below) w</text:span><text:span text:style-name="T11">as</text:span><text:span text:style-name="T10"> made at </text:span><text:a xlink:type="simple" xlink:href="https://bugs.documentfoundation.org/show_bug.cgi?id=164298" text:style-name="Internet_20_link" text:visited-style-name="Visited_20_Internet_20_Link"><text:span text:style-name="T7">BugZilla#164298</text:span></text:a> <text:span text:style-name="T12">on Dec 12 2024</text:span><text:span text:style-name="T13">. </text:span><text:span text:style-name="T14">The bug was first documented at </text:span><text:a xlink:type="simple" xlink:href="https://github.com/alexkemp9/Python3docs/blob/main/README.md#the-bugs" text:style-name="Internet_20_link" text:visited-style-name="Visited_20_Internet_20_Link"><text:span text:style-name="T14">GitHub Python3Docs Bug#</text:span><text:span text:style-name="T15">0</text:span><text:span text:style-name="T14">2</text:span></text:a><text:span text:style-name="T14"> </text:span><text:span text:style-name="T15">and then documented separately as </text:span><text:span text:style-name="T14"><text:s/></text:span><text:a xlink:type="simple" xlink:href="https://github.com/alexkemp9/Python3docs/blob/main/README.md#the-bugs" text:style-name="Internet_20_link" text:visited-style-name="Visited_20_Internet_20_Link"><text:span text:style-name="T16">Bug#04</text:span></text:a>.</text:p>
      <text:list text:style-name="L1">
        <text:list-item>
          <text:p text:style-name="P5"><text:span text:style-name="T17">V</text:span><text:span text:style-name="T18">ersion </text:span><text:span text:style-name="T19">24.8.3.2 </text:span><text:span text:style-name="T18">is affected by this bug</text:span></text:p>
        </text:list-item>
        <text:list-item>
          <text:p text:style-name="P5"><text:span text:style-name="T17">Grandmother v</text:span><text:span text:style-name="T18">ersion 3.3.0.4 is affected by this bug</text:span></text:p>
        </text:list-item>
        <text:list-item>
          <text:p text:style-name="P5"><text:span text:style-name="T17">All other versions between 3.3 &amp; 24.8</text:span><text:span text:style-name="T18"> </text:span><text:span text:style-name="T17">are affected by this bug.</text:span></text:p>
        </text:list-item>
        <text:list-item>
          <text:p text:style-name="P6"><text:span text:style-name="T18">Michael Stahl declared that </text:span><text:span text:style-name="T20">“this is working as designed”</text:span><text:span text:style-name="T21">™</text:span><text:span text:style-name="T18"> </text:span><text:span text:style-name="T22">(good grief)</text:span></text:p>
        </text:list-item>
      </text:list>
      <text:p text:style-name="P2"><text:span text:style-name="T23">I </text:span><text:span text:style-name="T24">now understand that the reason that LibreOffice has been riddled with bugs for the last </text:span><text:span text:style-name="T25">7+</text:span><text:span text:style-name="T24"> years is </text:span><text:span text:style-name="T26">by design</text:span><text:span text:style-name="T22"> rather than through ignorance, laziness </text:span><text:span text:style-name="T27">or inability</text:span><text:span text:style-name="T22">. </text:span><text:span text:style-name="T27">There now follow</text:span><text:span text:style-name="T17">s</text:span><text:span text:style-name="T27"> </text:span><text:span text:style-name="T17">extra comment + demonstration of this bug</text:span><text:span text:style-name="T4">:–</text:span></text:p>
      <text:p text:style-name="P7">original <text:span text:style-name="T28">bug report</text:span>:</text:p>
      <text:p text:style-name="P8">In Writer, if a paragraph with inline-border is placed directly below a table-inside-a-frame, then the below-frame spacing of the table-in-frame will be added to the internal top-spacing of the next paragraph, rather than being placed between the two entity’s borders.</text:p>
      <text:p text:style-name="P7"><text:span text:style-name="T2">Extra comment</text:span>:</text:p>
      <text:p text:style-name="P9"><text:span text:style-name="T29">The original report is almost accurate (if wordy), though it is probably more accurate to say (as in the H1 Heading at top) that </text:span><text:span text:style-name="T30">a</text:span><text:span text:style-name="T29"> </text:span><text:span text:style-name="T30">Table</text:span><text:span text:style-name="T29"> Frame </text:span><text:span text:style-name="T31">“Interferes”</text:span><text:span text:style-name="T29"> with adjoining borders. It also helps if a person can see this in action</text:span><text:span text:style-name="T32">. </text:span><text:span text:style-name="T29">These are the features to pay attention to:–</text:span></text:p>
      <text:list text:style-name="L2">
        <text:list-item>
          <text:list>
            <text:list-item>
              <text:p text:style-name="P10">I believe this <text:span text:style-name="T1">may</text:span> be a bug <text:span text:style-name="T1">common to all </text:span>frame<text:span text:style-name="T1">d entities</text:span>.</text:p>
            </text:list-item>
            <text:list-item>
              <text:p text:style-name="P11"><text:span text:style-name="T32">The bug </text:span><text:span text:style-name="T30">seems to </text:span><text:span text:style-name="T32">occur with </text:span><text:span text:style-name="T33">anything</text:span><text:span text:style-name="T32"> that is framed and is positioned next to something with a border</text:span><text:span text:style-name="T30">.</text:span></text:p>
            </text:list-item>
            <text:list-item>
              <text:p text:style-name="P12">The point below is that 3 of the paragraphs have a blue inline-border &amp; thus the <text:span text:style-name="T34">bug</text:span> becomes measurable.</text:p>
            </text:list-item>
            <text:list-item>
              <text:p text:style-name="P11"><text:span text:style-name="T32">There are 5 demonstration pages below; the 1</text:span><text:span text:style-name="T35">st</text:span><text:span text:style-name="T32"> two pages are individual examples of the two ingredients, whilst the final 3 pages are snapshots in a very short film.</text:span></text:p>
            </text:list-item>
          </text:list>
        </text:list-item>
      </text:list>
      <text:p text:style-name="P13"/>
      <text:h text:style-name="P14" text:outline-level="2"><text:span text:style-name="T36">How to</text:span> produce this document</text:h>
      <text:list text:style-name="L3">
        <text:list-item>
          <text:p text:style-name="P15">Th<text:span text:style-name="T37">is document created from scratch under 24.8.3.2.<text:line-break/></text:span><text:span text:style-name="Inline_20_Code"><text:span text:style-name="T38">menu:Help | About LibreOffice</text:span></text:span><text:span text:style-name="T38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8">Build</text:span></text:a></text:p>
        </text:list-item>
        <text:list-item>
          <text:p text:style-name="P16"><text:span text:style-name="T6">The </text:span><text:span text:style-name="T7">entire document</text:span><text:span text:style-name="T6"> </text:span><text:a xlink:type="simple" xlink:href="https://github.com/alexkemp9/Python3docs/blob/main/bug03%2B.odt" text:style-name="Internet_20_link" text:visited-style-name="Visited_20_Internet_20_Link"><text:span text:style-name="T7">bug03+.odt</text:span></text:a><text:span text:style-name="T6"> copied </text:span><text:span text:style-name="T7">as</text:span><text:span text:style-name="T6"> this doc &amp; </text:span><text:span text:style-name="T39">then </text:span><text:span text:style-name="T6">edited.</text:span></text:p>
        </text:list-item>
        <text:list-item>
          <text:p text:style-name="P17"><text:span text:style-name="Caption_20_characters"><text:span text:style-name="T40">The </text:span></text:span><text:span text:style-name="Caption_20_characters"><text:span text:style-name="T41">table</text:span></text:span><text:span text:style-name="Caption_20_characters"><text:span text:style-name="T40"> </text:span></text:span><text:span text:style-name="Caption_20_characters"><text:span text:style-name="T42">“</text:span></text:span><text:span text:style-name="Caption_20_characters"><text:span text:style-name="T19">Table 2.3: Integer Conversion Functions</text:span></text:span><text:span text:style-name="T20">”</text:span><text:span text:style-name="T4"> </text:span><text:span text:style-name="T6">within </text:span><text:a xlink:type="simple" xlink:href="https://github.com/alexkemp9/Python3docs/blob/main/chapter_02.odt" text:style-name="Internet_20_link" text:visited-style-name="Visited_20_Internet_20_Link"><text:span text:style-name="T39">chapter_02.odt</text:span></text:a><text:span text:style-name="T6"> </text:span><text:span text:style-name="T43">then </text:span><text:span text:style-name="T39">copy/</text:span><text:span text:style-name="T6">pasted into </text:span><text:a xlink:type="simple" xlink:href="#Frame-3.1-Integer-Conversion|frame" text:style-name="Internet_20_link" text:visited-style-name="Visited_20_Internet_20_Link"><text:span text:style-name="T44">page#</text:span><text:span text:style-name="T44"><text:sequence-ref text:reference-format="page" text:ref-name="refTable2">5</text:sequence-ref></text:span></text:a><text:span text:style-name="T45"> </text:span><text:span text:style-name="T6">of this doc </text:span><text:span text:style-name="T39">as a replacement for the former image+caption</text:span><text:span text:style-name="T6"> </text:span><text:span text:style-name="T39">+ </text:span><text:span text:style-name="T46">the outer frame changed from a thin blue to a #0A2746 dotted border </text:span><text:span text:style-name="T47">(same as inner borders). Finally</text:span><text:span text:style-name="T46"> </text:span><text:span text:style-name="T39">a </text:span>frame <text:span text:style-name="T48">is </text:span>added (the frame is anchored to a paragraph &amp; set with 0.5 cm <text:span text:style-name="T49">bottom spacing</text:span><text:span text:style-name="T19">, </text:span><text:span text:style-name="T50">then</text:span><text:span text:style-name="T17"> set to place itself </text:span><text:span text:style-name="T51">at</text:span><text:span text:style-name="T17"> </text:span><text:span text:style-name="T52">paragraph</text:span><text:span text:style-name="T53"> centre-top</text:span><text:span text:style-name="T19">).<text:line-break/><text:line-break/></text:span><text:span text:style-name="T51">There </text:span><text:span text:style-name="T50">is</text:span><text:span text:style-name="T51"> </text:span><text:span text:style-name="T50">1</text:span><text:span text:style-name="T51"> </text:span><text:span text:style-name="T50">p</text:span><text:span text:style-name="T51">aragraph on that page. </text:span><text:span text:style-name="T50">The text “some words” is placed below the table simply to visually indicate where the Pilcrow ends</text:span><text:span text:style-name="T51">.<text:line-break/><text:line-break/>Paragraph pilcrows are displayed via either </text:span><text:span text:style-name="Inline_20_Code"><text:span text:style-name="T51">Ctrl+F10</text:span></text:span><text:span text:style-name="T51"> or by placing a tick into </text:span><text:span text:style-name="Inline_20_Code"><text:span text:style-name="T54">menu:</text:span></text:span><text:span text:style-name="Inline_20_Code"><text:span text:style-name="T51">View</text:span></text:span><text:span text:style-name="Inline_20_Code"><text:span text:style-name="T54"> | </text:span></text:span><text:span text:style-name="Inline_20_Code"><text:span text:style-name="T51">Formatting Marks</text:span></text:span><text:span text:style-name="T51">.<text:line-break/><text:line-break/></text:span><text:span text:style-name="T55">Note that there is a longstanding bug in the Navigator (</text:span><text:span text:style-name="Inline_20_Code"><text:span text:style-name="T55">F5</text:span></text:span><text:span text:style-name="T51"> </text:span><text:span text:style-name="T55">or </text:span><text:span text:style-name="Inline_20_Code"><text:span text:style-name="T54">menu:</text:span></text:span><text:span text:style-name="Inline_20_Code"><text:span text:style-name="T51">View</text:span></text:span><text:span text:style-name="Inline_20_Code"><text:span text:style-name="T54"> | Navigator</text:span></text:span><text:span text:style-name="T55">): whilst editing, the table will accept a rename to </text:span><text:span text:style-name="Caption_20_characters"><text:span text:style-name="T56">“</text:span></text:span><text:span text:style-name="Caption_20_characters"><text:span text:style-name="T19">Table 3.1: Integer Conversion Functions</text:span></text:span><text:span text:style-name="T57">”</text:span>, <text:span text:style-name="T58">but </text:span><text:span text:style-name="Inline_20_Code">Navigator | Rename</text:span> will not accept the dot (U+002E) <text:span text:style-name="T58">in that name for the same table.</text:span></text:p>
        </text:list-item>
        <text:list-item>
          <text:p text:style-name="P18"><text:span text:style-name="T19">4 paragraphs from p8 of </text:span><text:a xlink:type="simple" xlink:href="https://github.com/alexkemp9/Python3docs/blob/main/chapter_01.odt" text:style-name="Internet_20_link" text:visited-style-name="Visited_20_Internet_20_Link"><text:span text:style-name="T19">chapter_01.odt</text:span></text:a><text:span text:style-name="T19"> </text:span><text:span text:style-name="T51">were </text:span><text:span text:style-name="T50">left as-is within</text:span><text:span text:style-name="T19"> </text:span><text:a xlink:type="simple" xlink:href="#CB2" text:style-name="Internet_20_link" text:visited-style-name="Visited_20_Internet_20_Link"><text:span text:style-name="T44">page#</text:span><text:span text:style-name="T44"><text:bookmark-ref text:reference-format="page" text:ref-name="CB2">6</text:bookmark-ref></text:span></text:a><text:span text:style-name="T19">.<text:line-break/>(</text:span><text:span text:style-name="T50">the </text:span><text:span text:style-name="T59">last 3 paragraphs are </text:span><text:span text:style-name="T19">Code Box 2</text:span><text:span text:style-name="T60"> (</text:span><text:span text:style-name="T61">CB2</text:span><text:span text:style-name="T60">) </text:span><text:span text:style-name="T59">paragraphs, which have an inline </text:span><text:span text:style-name="T61">text-</text:span><text:span text:style-name="T59">border</text:span><text:span text:style-name="T19">)</text:span></text:p>
        </text:list-item>
        <text:list-item>
          <text:p text:style-name="P19"><text:span text:style-name="T58">T</text:span>he table <text:span text:style-name="T58">on</text:span><text:span text:style-name="T6"> </text:span><text:a xlink:type="simple" xlink:href="#Frame-3.1-Integer-Conversion|frame" text:style-name="Internet_20_link" text:visited-style-name="Visited_20_Internet_20_Link"><text:span text:style-name="T44">page#</text:span><text:span text:style-name="T44"><text:sequence-ref text:reference-format="page" text:ref-name="refTable2">5</text:sequence-ref></text:span></text:a><text:span text:style-name="T45"> </text:span>was <text:span text:style-name="T58">copy/</text:span>pasted <text:span text:style-name="T39">as a replacement for the former image+caption </text:span><text:span text:style-name="T62">in</text:span> <text:a xlink:type="simple" xlink:href="#Frame-3.2-Integer-Conversion|frame" text:style-name="Internet_20_link" text:visited-style-name="Visited_20_Internet_20_Link"><text:span text:style-name="T63">page#</text:span><text:span text:style-name="T63"><text:sequence-ref text:reference-format="page" text:ref-name="refTable0">7</text:sequence-ref></text:span></text:a><text:span text:style-name="T64">.</text:span><text:span text:style-name="T19"><text:line-break/><text:line-break/></text:span><text:span text:style-name="T64">The end result is the words “para1”, “para2” at the top of </text:span><text:a xlink:type="simple" xlink:href="#Frame-3.2-Integer-Conversion|frame" text:style-name="Internet_20_link" text:visited-style-name="Visited_20_Internet_20_Link"><text:span text:style-name="T63">page#</text:span><text:span text:style-name="T63"><text:sequence-ref text:reference-format="page" text:ref-name="refTable0">7</text:sequence-ref></text:span></text:a><text:span text:style-name="T64">, followed by the </text:span><text:span text:style-name="T50">table</text:span><text:span text:style-name="T64">, then “para3”, then a plain-text paragraph, </text:span><text:span text:style-name="T50">and </text:span><text:span text:style-name="T64">finally a </text:span><text:span text:style-name="T60"><text:s/></text:span><text:span text:style-name="T61">CB2</text:span><text:span text:style-name="T64"> 3-line paragraph (</text:span><text:span text:style-name="T50">w</text:span><text:span text:style-name="T64">i</text:span><text:span text:style-name="T50">th</text:span><text:span text:style-name="T64"> embedded blue border).</text:span></text:p>
        </text:list-item>
        <text:list-item>
          <text:p text:style-name="P19"><text:span text:style-name="T55">The n</text:span><text:span text:style-name="T64">ext 2 pages (</text:span><text:a xlink:type="simple" xlink:href="#Frame-3.3-Integer-Conversion|frame" text:style-name="Internet_20_link" text:visited-style-name="Visited_20_Internet_20_Link"><text:span text:style-name="T55">page#</text:span><text:span text:style-name="T55"><text:sequence-ref text:reference-format="page" text:ref-name="refTable1">8</text:sequence-ref></text:span></text:a><text:span text:style-name="T65"> </text:span><text:span text:style-name="T66">+</text:span><text:bookmark-start text:name="__DdeLink__22611_4207549044"/><text:span text:style-name="T66"> </text:span><text:a xlink:type="simple" xlink:href="#Frame-3.4-Integer-Conversion|frame" text:style-name="Internet_20_link" text:visited-style-name="Visited_20_Internet_20_Link"><text:span text:style-name="T63">page#</text:span><text:span text:style-name="T63"><text:sequence-ref text:reference-format="page" text:ref-name="refTable3">9</text:sequence-ref></text:span></text:a><text:bookmark-end text:name="__DdeLink__22611_4207549044"/><text:span text:style-name="T66">)</text:span> were <text:span text:style-name="T58">emptied of all content &amp; the entirety of </text:span><text:a xlink:type="simple" xlink:href="#Frame-3.2-Integer-Conversion|frame" text:style-name="Internet_20_link" text:visited-style-name="Visited_20_Internet_20_Link"><text:span text:style-name="T44">page#7</text:span></text:a> was <text:span text:style-name="T58">copy/</text:span>pasted in place<text:span text:style-name="T67">. For each of those pages, the </text:span><text:span text:style-name="T58">framed Table</text:span><text:span text:style-name="T67"> was selected on the page </text:span><text:span text:style-name="T58">using the </text:span><text:span text:style-name="T55">Navigator (</text:span><text:span text:style-name="Inline_20_Code"><text:span text:style-name="T55">F5</text:span></text:span><text:span text:style-name="T55">)</text:span><text:span text:style-name="T67"> and then the &lt;</text:span><text:span text:style-name="T68">shift&gt;+</text:span><text:span text:style-name="T67">down-arrow cursor (↓) was pressed.</text:span></text:p>
        </text:list-item>
        <text:list-item>
          <text:p text:style-name="P19"><text:span text:style-name="T67">For </text:span><text:a xlink:type="simple" xlink:href="#Frame-3.3-Integer-Conversion|frame" text:style-name="Internet_20_link" text:visited-style-name="Visited_20_Internet_20_Link"><text:span text:style-name="T63">page#</text:span><text:span text:style-name="T63"><text:sequence-ref text:reference-format="page" text:ref-name="refTable1">8</text:sequence-ref></text:span></text:a><text:span text:style-name="T65"> </text:span>the cursor was pressed until the words “<text:span text:style-name="T69">Let’s look </text:span><text:span text:style-name="T70">…</text:span><text:span text:style-name="T69"> the details:</text:span>” <text:span text:style-name="T67">appeared above the image</text:span></text:p>
        </text:list-item>
        <text:list-item>
          <text:p text:style-name="P20">For<text:span text:style-name="T71"> </text:span><text:a xlink:type="simple" xlink:href="#Frame-3.4-Integer-Conversion|frame" text:style-name="Internet_20_link" text:visited-style-name="Visited_20_Internet_20_Link"><text:span text:style-name="T63">page#</text:span><text:span text:style-name="T63"><text:sequence-ref text:reference-format="page" text:ref-name="refTable3">9</text:sequence-ref></text:span></text:a> the cursor continued to be pressed until the <text:span text:style-name="T72"><text:s/></text:span><text:span text:style-name="T73">CB2</text:span> top-border appeared above the image. <text:span text:style-name="T58">That was much more difficult to do. Framed table 3.3 is 1.01 cm from the top of it’s paragraph, but framed table 3.4 is 0.51 cm from the top of </text:span><text:span text:style-name="T74">it’s</text:span><text:span text:style-name="T58"> paragraph, and I was only able to finally get it there via editing the </text:span><text:span text:style-name="Inline_20_Code"><text:span text:style-name="T58">Position | Vertical</text:span></text:span><text:span text:style-name="T58"> setting.</text:span></text:p>
          <text:h text:style-name="P21" text:outline-level="2"><text:span text:style-name="T75">Demonstrations</text:span><text:span text:style-name="T76">:</text:span></text:h>
        </text:list-item>
      </text:list>
      <text:p text:style-name="P22">Refer to the final pages <text:span text:style-name="T67">(</text:span><text:a xlink:type="simple" xlink:href="#Frame-3.2-Integer-Conversion|frame" text:style-name="Internet_20_link" text:visited-style-name="Visited_20_Internet_20_Link"><text:span text:style-name="T77">page#</text:span><text:span text:style-name="T77"><text:sequence-ref text:reference-format="page" text:ref-name="refTable0">7</text:sequence-ref></text:span></text:a><text:span text:style-name="T67"> to </text:span><text:a xlink:type="simple" xlink:href="#Frame-3.4-Integer-Conversion|frame" text:style-name="Internet_20_link" text:visited-style-name="Visited_20_Internet_20_Link"><text:span text:style-name="T77">page#</text:span><text:span text:style-name="T77"><text:sequence-ref text:reference-format="page" text:ref-name="refTable3">9</text:sequence-ref></text:span></text:a><text:span text:style-name="T67">)</text:span> for <text:span text:style-name="T78">a practical demonstration</text:span> of this bug.</text:p>
      <text:p text:style-name="P23"><text:span text:style-name="T79">Things to note</text:span><text:span text:style-name="T80">:</text:span><text:span text:style-name="T81">–</text:span></text:p>
      <text:list text:style-name="L4">
        <text:list-item>
          <text:p text:style-name="P24">to recap:</text:p>
          <text:list>
            <text:list-item>
              <text:p text:style-name="P25">Each <text:span text:style-name="T68">framed table</text:span> in all example pages is identical <text:span text:style-name="T48">other than name</text:span>.</text:p>
            </text:list-item>
            <text:list-item>
              <text:p text:style-name="P26">Further, each <text:span text:style-name="T68">framed table</text:span> is set with 0 cm borders; Wrap is OFF; spacing is 0cm except for bottom = 0.5 cm.</text:p>
            </text:list-item>
            <text:list-item>
              <text:p text:style-name="P26">All text paragraphs are identical in borders + spacing to the <text:span text:style-name="T68">framed table</text:span>, with the sole extra wrinkle that <text:span text:style-name="T79">Code Box 2</text:span><text:span text:style-name="T82"> (</text:span><text:span text:style-name="T79">CB2</text:span><text:span text:style-name="T82">) paragraphs have the check-box selected for </text:span><text:span text:style-name="T79">“do not add space between paragraphs of the same style”</text:span><text:span text:style-name="T82"> (which means that only the bottom para</text:span><text:span text:style-name="T83">graph</text:span><text:span text:style-name="T82"> has a bottom spacing).</text:span></text:p>
            </text:list-item>
            <text:list-item>
              <text:p text:style-name="P26"><text:span text:style-name="T82">The combo of the above means that text elements </text:span><text:span text:style-name="T84">can</text:span><text:span text:style-name="T82"> ’flow’ around the frame of the </text:span><text:span text:style-name="T84">framed table</text:span><text:span text:style-name="T82">. In addition, it also means that, once selected, the </text:span><text:span text:style-name="T84">framed table</text:span><text:span text:style-name="T82"> can be moved up &amp; down the ladder of the surrounding text paragraphs by means of the keyboard up- (&lt;</text:span><text:span text:style-name="T84">shift&gt; + </text:span><text:span text:style-name="T85">↑</text:span><text:span text:style-name="T82">) or </text:span><text:span text:style-name="T86">down-arrow (</text:span><text:span text:style-name="T82">&lt;</text:span><text:span text:style-name="T84">shift&gt; + </text:span><text:span text:style-name="T86">↓); </text:span><text:span text:style-name="T84">in this instance &lt;alt&gt;+arrow is ineffective</text:span><text:span text:style-name="T86">.</text:span></text:p>
            </text:list-item>
          </text:list>
        </text:list-item>
        <text:list-item>
          <text:p text:style-name="P26"><text:span text:style-name="T82">in </text:span><text:a xlink:type="simple" xlink:href="#Frame-3.2-Integer-Conversion|frame" text:style-name="Internet_20_link" text:visited-style-name="Visited_20_Internet_20_Link"><text:span text:style-name="T63">page#</text:span><text:span text:style-name="T63"><text:sequence-ref text:reference-format="page" text:ref-name="refTable0">7</text:sequence-ref></text:span></text:a><text:span text:style-name="T87"> </text:span><text:span text:style-name="T20">(</text:span><text:span text:style-name="T88">Table</text:span><text:span text:style-name="Caption_20_characters"><text:span text:style-name="T20"> </text:span></text:span><text:span text:style-name="Caption_20_characters"><text:span text:style-name="T89">3.</text:span></text:span><text:span text:style-name="Caption_20_characters"><text:span text:style-name="T20">2</text:span></text:span><text:span text:style-name="T20">)</text:span><text:span text:style-name="T79">:</text:span></text:p>
          <text:list>
            <text:list-item>
              <text:p text:style-name="P27">The bottom spacing below ALL paragraphs + image is 0.5 cm</text:p>
            </text:list-item>
            <text:list-item>
              <text:p text:style-name="P24"><text:span text:style-name="T82">The 3 x </text:span><text:span text:style-name="T79">CB2</text:span><text:span text:style-name="T82"> paragraphs are surrounded by an embedded blue border &amp; the spacing from text above to the top of the border is 0.5 cm</text:span></text:p>
            </text:list-item>
          </text:list>
        </text:list-item>
        <text:list-item>
          <text:p text:style-name="P28"><text:span text:style-name="T60">in </text:span><text:a xlink:type="simple" xlink:href="#Frame-3.3-Integer-Conversion|frame" text:style-name="Internet_20_link" text:visited-style-name="Visited_20_Internet_20_Link"><text:span text:style-name="T63">page#</text:span><text:span text:style-name="T63"><text:sequence-ref text:reference-format="page" text:ref-name="refTable1">8</text:sequence-ref></text:span></text:a><text:span text:style-name="T65"> </text:span><text:span text:style-name="T79">(Table</text:span><text:span text:style-name="Caption_20_characters"><text:span text:style-name="T79"> 3.3</text:span></text:span><text:span text:style-name="T79">):</text:span></text:p>
          <text:list>
            <text:list-item>
              <text:p text:style-name="P24">This is the clearest demonstration of the bug.</text:p>
            </text:list-item>
            <text:list-item>
              <text:p text:style-name="P28"><text:span text:style-name="T90">The text paragraph </text:span>“<text:span text:style-name="T69">Let’s look </text:span><text:span text:style-name="T70">…</text:span><text:span text:style-name="T69"> the details:</text:span>” <text:span text:style-name="T90">is above the </text:span><text:span text:style-name="T84">framed table whilst the </text:span><text:span text:style-name="T91">CB2</text:span><text:span text:style-name="T84"> paragraphs are immediately below</text:span><text:span text:style-name="T90">.</text:span></text:p>
            </text:list-item>
            <text:list-item>
              <text:p text:style-name="P24"><text:span text:style-name="T84">The spacing above the table looks a little too small whilst that below</text:span><text:span text:style-name="T82"> </text:span><text:span text:style-name="T84">looks a little</text:span><text:span text:style-name="T82"> too large.</text:span></text:p>
            </text:list-item>
            <text:list-item>
              <text:p text:style-name="P24"><text:span text:style-name="T82">Where has the </text:span><text:span text:style-name="T79">CB2</text:span><text:span text:style-name="T82"> top-border gone? </text:span><text:span text:style-name="T83">The frame lower-spacing is supposed to be between the bottom of the table &amp; the top of the next paragraph. Instead, the latter is Missing In Action.</text:span></text:p>
            </text:list-item>
          </text:list>
        </text:list-item>
        <text:list-item>
          <text:p text:style-name="P29"><text:soft-page-break/><text:span text:style-name="T60">in </text:span><text:a xlink:type="simple" xlink:href="#Frame-3.4-Integer-Conversion|frame" text:style-name="Internet_20_link" text:visited-style-name="Visited_20_Internet_20_Link"><text:span text:style-name="T63">page#</text:span><text:span text:style-name="T63"><text:sequence-ref text:reference-format="page" text:ref-name="refTable3">9</text:sequence-ref></text:span></text:a><text:span text:style-name="T64"> </text:span><text:span text:style-name="T79">(Table</text:span><text:span text:style-name="Caption_20_characters"><text:span text:style-name="T79"> 3.4</text:span></text:span><text:span text:style-name="T79">):</text:span></text:p>
          <text:list>
            <text:list-item>
              <text:p text:style-name="P30">This is pr<text:span text:style-name="T90">o</text:span>bably the most blatant <text:span text:style-name="T90">demonstration of the bug.</text:span></text:p>
            </text:list-item>
            <text:list-item>
              <text:p text:style-name="P24">The <text:span text:style-name="T79">CB2</text:span> top-border now reappears above the image. I believe this to be a display error, in that the <text:span text:style-name="T79">CB2</text:span> border <text:span text:style-name="T79">‘belongs’</text:span> to the <text:span text:style-name="T79">CB2</text:span><text:span text:style-name="T82"> text &amp; should not be separated from it. The current display looks daft.</text:span></text:p>
            </text:list-item>
            <text:list-item>
              <text:p text:style-name="P24"><text:span text:style-name="T82">Th</text:span><text:span text:style-name="T92">i</text:span><text:span text:style-name="T82">s daft bug has been in place for more than 7 years, and is a Grandparent gift from Apache (if I recall the heredity of LibreOffice correctly). Time to fix it, methinks.</text:span></text:p>
            </text:list-item>
          </text:list>
        </text:list-item>
        <text:list-item>
          <text:p text:style-name="P24"><text:span text:style-name="T82">All frames show this </text:span><text:span text:style-name="T93">bug</text:span><text:span text:style-name="T82">.</text:span></text:p>
        </text:list-item>
      </text:list>
      <text:p text:style-name="P31"/>
      <text:h text:style-name="P32" text:outline-level="2">Example<text:span text:style-name="T37">s</text:span></text:h>
      <text:p text:style-name="P33"><text:span text:style-name="T94">(s</text:span>ee next pages):</text:p>
      <text:p text:style-name="Text_20_body"/>
      <text:p text:style-name="P34"><draw:frame draw:style-name="fr1" draw:name="Frame-3.1-Integer-Conversion" text:anchor-type="paragraph" svg:width="17cm" style:rel-width="100%" svg:height="9.068cm" style:rel-height="scale-min" draw:z-index="1"><draw:text-box><table:table table:name="Table-3.1-Integer-Conversion" table:style-name="Table-3.1-Integer-Conversion"><table:table-column table:style-name="Table-3.1-Integer-Conversion.A"/><table:table-column table:style-name="Table-3.1-Integer-Conversion.B"/><table:table-row table:style-name="Table-3.1-Integer-Conversion.1"><table:table-cell table:style-name="Table-3.1-Integer-Conversion.A1" table:number-columns-spanned="2" office:value-type="string"><text:p text:style-name="P35">Table <text:span text:style-name="Caption_20_characters"><text:sequence text:ref-name="refTable2" text:name="Table" text:formula="ooow:Table+1" style:num-format="1">3.1</text:sequence></text:span><text:span text:style-name="Caption_20_characters">:</text:span> Integer Conversion Functions</text:p></table:table-cell><table:covered-table-cell/></table:table-row><table:table-row table:style-name="Table-3.1-Integer-Conversion.1"><table:table-cell table:style-name="Table-3.1-Integer-Conversion.A2" office:value-type="string"><text:p text:style-name="P36">Syntax</text:p></table:table-cell><table:table-cell table:style-name="Table-3.1-Integer-Conversion.B2" office:value-type="string"><text:p text:style-name="P36">Description</text:p></table:table-cell></table:table-row><table:table-row table:style-name="Table-3.1-Integer-Conversion.1"><table:table-cell table:style-name="Table-3.1-Integer-Conversion.A3" office:value-type="string"><text:p text:style-name="P37"><text:span text:style-name="Console">bin(i)</text:span></text:p></table:table-cell><table:table-cell table:style-name="Table-3.1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3.1-Integer-Conversion.1"><table:table-cell table:style-name="Table-3.1-Integer-Conversion.A4" office:value-type="string"><text:p text:style-name="P37"><text:span text:style-name="Console">hex(i)</text:span></text:p></table:table-cell><table:table-cell table:style-name="Table-3.1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3.1-Integer-Conversion.1"><table:table-cell table:style-name="Table-3.1-Integer-Conversion.A5" office:value-type="string"><text:p text:style-name="P37"><text:span text:style-name="Console">int(x)</text:span></text:p></table:table-cell><table:table-cell table:style-name="Table-3.1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3.1-Integer-Conversion.1"><table:table-cell table:style-name="Table-3.1-Integer-Conversion.A6" office:value-type="string"><text:p text:style-name="P37"><text:span text:style-name="Console">int(s, base)</text:span></text:p></table:table-cell><table:table-cell table:style-name="Table-3.1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3.1-Integer-Conversion.1"><table:table-cell table:style-name="Table-3.1-Integer-Conversion.A7" office:value-type="string"><text:p text:style-name="P37"><text:span text:style-name="Console">oct(i)</text:span></text:p></table:table-cell><table:table-cell table:style-name="Table-3.1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<text:span text:style-name="T2">some words</text:span></text:p>
      <text:p text:style-name="P38"><text:bookmark text:name="CB2"/>Let’s look at a few tiny examples, and then discuss some of the details:</text:p>
      <text:p text:style-name="P39">x = "blue"</text:p>
      <text:p text:style-name="P39">y = "green"</text:p>
      <text:p text:style-name="P39">z = x</text:p>
      <text:p text:style-name="P40"/>
      <text:p text:style-name="P41">para1</text:p>
      <text:p text:style-name="P42">para2</text:p>
      <text:p text:style-name="P42"><draw:frame draw:style-name="fr1" draw:name="Frame-3.2-Integer-Conversion" text:anchor-type="paragraph" svg:width="17cm" style:rel-width="100%" svg:height="9.068cm" style:rel-height="scale-min" draw:z-index="2"><draw:text-box><table:table table:name="Table-3.2-Integer-Conversion" table:style-name="Table-3.2-Integer-Conversion"><table:table-column table:style-name="Table-3.2-Integer-Conversion.A"/><table:table-column table:style-name="Table-3.2-Integer-Conversion.B"/><table:table-row table:style-name="Table-3.2-Integer-Conversion.1"><table:table-cell table:style-name="Table-3.2-Integer-Conversion.A1" table:number-columns-spanned="2" office:value-type="string"><text:p text:style-name="P35">Table <text:span text:style-name="Caption_20_characters"><text:sequence text:ref-name="refTable0" text:name="Table" text:formula="ooow:Table+1" style:num-format="1">3.2</text:sequence></text:span><text:span text:style-name="Caption_20_characters">:</text:span> Integer Conversion Functions</text:p></table:table-cell><table:covered-table-cell/></table:table-row><table:table-row table:style-name="Table-3.2-Integer-Conversion.1"><table:table-cell table:style-name="Table-3.2-Integer-Conversion.A2" office:value-type="string"><text:p text:style-name="P36">Syntax</text:p></table:table-cell><table:table-cell table:style-name="Table-3.2-Integer-Conversion.B2" office:value-type="string"><text:p text:style-name="P36">Description</text:p></table:table-cell></table:table-row><table:table-row table:style-name="Table-3.2-Integer-Conversion.1"><table:table-cell table:style-name="Table-3.2-Integer-Conversion.A3" office:value-type="string"><text:p text:style-name="P37"><text:span text:style-name="Console">bin(i)</text:span></text:p></table:table-cell><table:table-cell table:style-name="Table-3.2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3.2-Integer-Conversion.1"><table:table-cell table:style-name="Table-3.2-Integer-Conversion.A4" office:value-type="string"><text:p text:style-name="P37"><text:span text:style-name="Console">hex(i)</text:span></text:p></table:table-cell><table:table-cell table:style-name="Table-3.2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3.2-Integer-Conversion.1"><table:table-cell table:style-name="Table-3.2-Integer-Conversion.A5" office:value-type="string"><text:p text:style-name="P37"><text:span text:style-name="Console">int(x)</text:span></text:p></table:table-cell><table:table-cell table:style-name="Table-3.2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3.2-Integer-Conversion.1"><table:table-cell table:style-name="Table-3.2-Integer-Conversion.A6" office:value-type="string"><text:p text:style-name="P37"><text:span text:style-name="Console">int(s, base)</text:span></text:p></table:table-cell><table:table-cell table:style-name="Table-3.2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3.2-Integer-Conversion.1"><table:table-cell table:style-name="Table-3.2-Integer-Conversion.A7" office:value-type="string"><text:p text:style-name="P37"><text:span text:style-name="Console">oct(i)</text:span></text:p></table:table-cell><table:table-cell table:style-name="Table-3.2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para3</text:p>
      <text:p text:style-name="P40">Let’s look at a few tiny examples, and then discuss some of the details:</text:p>
      <text:p text:style-name="P39">x = "blue"</text:p>
      <text:p text:style-name="P39">y = "green"</text:p>
      <text:p text:style-name="P39">z = x</text:p>
      <text:p text:style-name="P40"/>
      <text:p text:style-name="P43">para1</text:p>
      <text:p text:style-name="P44">para2</text:p>
      <text:p text:style-name="P44">para3</text:p>
      <text:p text:style-name="P45">Let’s look at a few tiny examples, and then discuss some of the details:</text:p>
      <text:p text:style-name="P46"><draw:frame draw:style-name="fr2" draw:name="Frame-3.3-Integer-Conversion" text:anchor-type="paragraph" svg:x="0cm" svg:y="0.014cm" svg:width="17cm" style:rel-width="100%" svg:height="9.068cm" style:rel-height="scale-min" draw:z-index="3"><draw:text-box><table:table table:name="Table-3.3-Integer-Conversion" table:style-name="Table-3.3-Integer-Conversion"><table:table-column table:style-name="Table-3.3-Integer-Conversion.A"/><table:table-column table:style-name="Table-3.3-Integer-Conversion.B"/><table:table-row table:style-name="Table-3.3-Integer-Conversion.1"><table:table-cell table:style-name="Table-3.3-Integer-Conversion.A1" table:number-columns-spanned="2" office:value-type="string"><text:p text:style-name="P35">Table <text:span text:style-name="Caption_20_characters"><text:sequence text:ref-name="refTable1" text:name="Table" text:formula="ooow:Table+1" style:num-format="1">3.3</text:sequence></text:span><text:span text:style-name="Caption_20_characters">:</text:span> Integer Conversion Functions</text:p></table:table-cell><table:covered-table-cell/></table:table-row><table:table-row table:style-name="Table-3.3-Integer-Conversion.1"><table:table-cell table:style-name="Table-3.3-Integer-Conversion.A2" office:value-type="string"><text:p text:style-name="P36">Syntax</text:p></table:table-cell><table:table-cell table:style-name="Table-3.3-Integer-Conversion.B2" office:value-type="string"><text:p text:style-name="P36">Description</text:p></table:table-cell></table:table-row><table:table-row table:style-name="Table-3.3-Integer-Conversion.1"><table:table-cell table:style-name="Table-3.3-Integer-Conversion.A3" office:value-type="string"><text:p text:style-name="P37"><text:span text:style-name="Console">bin(i)</text:span></text:p></table:table-cell><table:table-cell table:style-name="Table-3.3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3.3-Integer-Conversion.1"><table:table-cell table:style-name="Table-3.3-Integer-Conversion.A4" office:value-type="string"><text:p text:style-name="P37"><text:span text:style-name="Console">hex(i)</text:span></text:p></table:table-cell><table:table-cell table:style-name="Table-3.3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3.3-Integer-Conversion.1"><table:table-cell table:style-name="Table-3.3-Integer-Conversion.A5" office:value-type="string"><text:p text:style-name="P37"><text:span text:style-name="Console">int(x)</text:span></text:p></table:table-cell><table:table-cell table:style-name="Table-3.3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3.3-Integer-Conversion.1"><table:table-cell table:style-name="Table-3.3-Integer-Conversion.A6" office:value-type="string"><text:p text:style-name="P37"><text:span text:style-name="Console">int(s, base)</text:span></text:p></table:table-cell><table:table-cell table:style-name="Table-3.3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3.3-Integer-Conversion.1"><table:table-cell table:style-name="Table-3.3-Integer-Conversion.A7" office:value-type="string"><text:p text:style-name="P37"><text:span text:style-name="Console">oct(i)</text:span></text:p></table:table-cell><table:table-cell table:style-name="Table-3.3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x = "blue"</text:p>
      <text:p text:style-name="P46">y = "green"</text:p>
      <text:p text:style-name="P46">z = x</text:p>
      <text:p text:style-name="P45"/>
      <text:p text:style-name="P43">para1</text:p>
      <text:p text:style-name="P44">para2</text:p>
      <text:p text:style-name="P44">para3</text:p>
      <text:p text:style-name="P45">Let’s look at a few tiny examples, and then discuss some of the details:</text:p>
      <text:p text:style-name="P46"><draw:frame draw:style-name="fr2" draw:name="Frame-3.4-Integer-Conversion" text:anchor-type="paragraph" svg:x="0cm" svg:y="0.51cm" svg:width="17cm" style:rel-width="100%" svg:height="9.299cm" style:rel-height="scale-min" draw:z-index="4"><draw:text-box><table:table table:name="Table-3.4-Integer-Conversion" table:style-name="Table-3.4-Integer-Conversion"><table:table-column table:style-name="Table-3.4-Integer-Conversion.A"/><table:table-column table:style-name="Table-3.4-Integer-Conversion.B"/><table:table-row table:style-name="Table-3.4-Integer-Conversion.1"><table:table-cell table:style-name="Table-3.4-Integer-Conversion.A1" table:number-columns-spanned="2" office:value-type="string"><text:p text:style-name="P35">Table <text:span text:style-name="Caption_20_characters"><text:sequence text:ref-name="refTable3" text:name="Table" text:formula="ooow:Table+1" style:num-format="1">3.4</text:sequence></text:span><text:span text:style-name="Caption_20_characters">:</text:span> Integer Conversion Functions</text:p></table:table-cell><table:covered-table-cell/></table:table-row><table:table-row table:style-name="Table-3.4-Integer-Conversion.2"><table:table-cell table:style-name="Table-3.4-Integer-Conversion.A2" office:value-type="string"><text:p text:style-name="P36">Syntax</text:p></table:table-cell><table:table-cell table:style-name="Table-3.4-Integer-Conversion.B2" office:value-type="string"><text:p text:style-name="P36">Description</text:p></table:table-cell></table:table-row><table:table-row table:style-name="Table-3.4-Integer-Conversion.3"><table:table-cell table:style-name="Table-3.4-Integer-Conversion.A3" office:value-type="string"><text:p text:style-name="P37"><text:span text:style-name="Console">bin(i)</text:span></text:p></table:table-cell><table:table-cell table:style-name="Table-3.4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3.4-Integer-Conversion.4"><table:table-cell table:style-name="Table-3.4-Integer-Conversion.A4" office:value-type="string"><text:p text:style-name="P37"><text:span text:style-name="Console">hex(i)</text:span></text:p></table:table-cell><table:table-cell table:style-name="Table-3.4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3.4-Integer-Conversion.5"><table:table-cell table:style-name="Table-3.4-Integer-Conversion.A5" office:value-type="string"><text:p text:style-name="P37"><text:span text:style-name="Console">int(x)</text:span></text:p></table:table-cell><table:table-cell table:style-name="Table-3.4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3.4-Integer-Conversion.6"><table:table-cell table:style-name="Table-3.4-Integer-Conversion.A6" office:value-type="string"><text:p text:style-name="P37"><text:span text:style-name="Console">int(s, base)</text:span></text:p></table:table-cell><table:table-cell table:style-name="Table-3.4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3.4-Integer-Conversion.7"><table:table-cell table:style-name="Table-3.4-Integer-Conversion.A7" office:value-type="string"><text:p text:style-name="P37"><text:span text:style-name="Console">oct(i)</text:span></text:p></table:table-cell><table:table-cell table:style-name="Table-3.4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x = "blue"</text:p>
      <text:p text:style-name="P46">y = "green"</text:p>
      <text:p text:style-name="P46">z = x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H1_20_Auto-number" loext:num-list-format="%2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9</text:page-number></text:span></text:p>
      </style:header>
      <style:header-left>
        <text:p text:style-name="MP3"><text:page-number text:select-page="current">8</text:page-number><text:tab/><text:chapter text:display="number-and-name" text:outline-level="1">3 Table Frames Interfere with Adjoining Borders</text:chapter></text:p>
      </style:header-left>
      <style:header-first>
        <text:p text:style-name="MP2"><text:page-number text:select-page="current">1</text:page-number><text:tab/><text:chapter text:display="number-and-name" text:outline-level="1">3 Table Frames Interfere with Adjoining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4-12-31T22:08:47.360069731</dc:date>
    <meta:editing-duration>PT15H33M54S</meta:editing-duration>
    <meta:editing-cycles>23</meta:editing-cycles>
    <meta:generator>LibreOffice/24.8.3.2$Linux_X86_64 LibreOffice_project/48a6bac9e7e268aeb4c3483fcf825c94556d9f92</meta:generator>
    <meta:print-date>2024-12-31T21:54:59.875419316</meta:print-date>
    <meta:printed-by>PDF files</meta:printed-by>
    <meta:document-statistic meta:table-count="4" meta:image-count="0" meta:object-count="0" meta:page-count="9" meta:paragraph-count="133" meta:word-count="1678" meta:character-count="9518" meta:non-whitespace-character-count="8003"/>
  </office:meta>
</office:document-meta>
</file>